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900000012CFF17771B38174D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72cm, 3.768cm, 2.132cm, 3.7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6.476cm" svg:x="7.986cm" svg:y="4.302cm">
          <draw:image xlink:href="Pictures/10000200000001900000012CFF17771B38174D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16T13:42:47.100099334</dc:date>
    <meta:editing-duration>PT2M22S</meta:editing-duration>
    <meta:editing-cycles>1</meta:editing-cycles>
    <meta:generator>LibreOffice/6.0.7.3$Linux_X86_64 LibreOffice_project/00m0$Build-3</meta:generator>
    <meta:document-statistic meta:object-count="1"/>
  </office:meta>
</office:document-meta>
</file>